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hitney" svg:font-family="Whitney, 'Helvetica Neue', Helvetica, Arial, sans-serif"/>
    <style:font-face style:name="Arial2" svg:font-family="Arial" style:font-family-generic="swiss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paragraph-rsid="000d4e08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letter-spacing="normal" officeooo:rsid="0002b0b5" style:font-name-asian="Whitney" style:font-size-asian="12pt" style:font-style-asian="normal" style:font-weight-asian="normal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letter-spacing="normal" officeooo:rsid="0002b0b5" officeooo:paragraph-rsid="0015fca4" style:font-name-asian="Whitney" style:font-size-asian="12pt" style:font-style-asian="normal" style:font-weight-asian="normal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Arial" fo:letter-spacing="normal" officeooo:paragraph-rsid="0015fca4" style:font-name-asian="Whitney" style:font-size-asian="12pt" style:font-style-asian="normal" style:font-weight-asian="normal"/>
    </style:style>
    <style:style style:name="P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Arial" fo:letter-spacing="normal" officeooo:rsid="0015fca4" officeooo:paragraph-rsid="0015fca4" style:font-name-asian="Whitney" style:font-size-asian="12pt" style:font-style-asian="normal" style:font-weight-asian="normal"/>
    </style:style>
    <style:style style:name="P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Arial" fo:letter-spacing="normal" officeooo:rsid="0016d5f3" officeooo:paragraph-rsid="0016d5f3" style:font-name-asian="Whitney" style:font-size-asian="12pt" style:font-style-asian="normal" style:font-weight-asian="normal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officeooo:rsid="000d4e08" officeooo:paragraph-rsid="00067423" style:font-name-asian="Whitney" style:font-size-asian="12pt" style:font-style-asian="normal" style:font-weight-asian="normal" style:font-size-complex="12pt" style:font-style-complex="normal"/>
    </style:style>
    <style:style style:name="P1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4cc9c" officeooo:paragraph-rsid="0004cc9c" style:font-name-asian="Whitney" style:font-size-asian="12pt" style:font-style-asian="normal" style:font-weight-asian="normal" style:font-size-complex="12pt"/>
    </style:style>
    <style:style style:name="P1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d4e08" officeooo:paragraph-rsid="000edea8" style:font-name-asian="Whitney" style:font-size-asian="12pt" style:font-style-asian="normal" style:font-weight-asian="normal" style:font-size-complex="12pt"/>
    </style:style>
    <style:style style:name="P1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d4e08" officeooo:paragraph-rsid="00147c59" style:font-name-asian="Whitney" style:font-size-asian="12pt" style:font-style-asian="normal" style:font-weight-asian="normal" style:font-size-complex="12pt"/>
    </style:style>
    <style:style style:name="P1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0edea8"/>
    </style:style>
    <style:style style:name="P1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147c59"/>
    </style:style>
    <style:style style:name="P1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Arial"/>
    </style:style>
    <style:style style:name="P1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Arial" officeooo:paragraph-rsid="00067423"/>
    </style:style>
    <style:style style:name="P1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Arial" officeooo:paragraph-rsid="00147c59"/>
    </style:style>
    <style:style style:name="P18" style:family="paragraph" style:parent-style-name="Heading_20_1">
      <style:paragraph-properties fo:break-before="page"/>
      <style:text-properties fo:color="#000000" style:font-name="Arial" fo:font-weight="bold" officeooo:rsid="0018481b" officeooo:paragraph-rsid="0018481b" style:font-weight-asian="bold" style:font-weight-complex="bold"/>
    </style:style>
    <style:style style:name="P19" style:family="paragraph" style:parent-style-name="Heading_20_1">
      <style:paragraph-properties fo:text-align="justify" style:justify-single-word="false" fo:break-before="page"/>
      <style:text-properties fo:color="#000000" style:font-name="Arial" officeooo:rsid="000a3b3f" officeooo:paragraph-rsid="000a3b3f"/>
    </style:style>
    <style:style style:name="T1" style:family="text">
      <style:text-properties fo:font-variant="normal" fo:text-transform="none" fo:letter-spacing="normal" officeooo:rsid="0002b0b5" style:font-name-asian="Whitney" style:font-size-asian="12pt" style:font-style-asian="normal" style:font-weight-asian="normal"/>
    </style:style>
    <style:style style:name="T2" style:family="text">
      <style:text-properties fo:font-variant="normal" fo:text-transform="none" fo:letter-spacing="normal" officeooo:rsid="0007ab56" style:font-name-asian="Whitney" style:font-size-asian="12pt" style:font-style-asian="normal" style:font-weight-asian="normal"/>
    </style:style>
    <style:style style:name="T3" style:family="text">
      <style:text-properties fo:font-variant="normal" fo:text-transform="none" fo:letter-spacing="normal" officeooo:rsid="00031aed" style:font-name-asian="Whitney" style:font-size-asian="12pt" style:font-style-asian="normal" style:font-weight-asian="normal"/>
    </style:style>
    <style:style style:name="T4" style:family="text">
      <style:text-properties fo:font-variant="normal" fo:text-transform="none" fo:letter-spacing="normal" officeooo:rsid="00040e30" style:font-name-asian="Whitney" style:font-size-asian="12pt" style:font-style-asian="normal" style:font-weight-asian="normal"/>
    </style:style>
    <style:style style:name="T5" style:family="text">
      <style:text-properties fo:font-variant="normal" fo:text-transform="none" fo:letter-spacing="normal" officeooo:rsid="0004cad4" style:font-name-asian="Whitney" style:font-size-asian="12pt" style:font-style-asian="normal" style:font-weight-asian="normal"/>
    </style:style>
    <style:style style:name="T6" style:family="text">
      <style:text-properties fo:font-variant="normal" fo:text-transform="none" fo:letter-spacing="normal" officeooo:rsid="0004cc9c" style:font-name-asian="Whitney" style:font-size-asian="12pt" style:font-style-asian="normal" style:font-weight-asian="normal"/>
    </style:style>
    <style:style style:name="T7" style:family="text">
      <style:text-properties fo:font-variant="normal" fo:text-transform="none" fo:letter-spacing="normal" officeooo:rsid="00067423" style:font-name-asian="Whitney" style:font-size-asian="12pt" style:font-style-asian="normal" style:font-weight-asian="normal"/>
    </style:style>
    <style:style style:name="T8" style:family="text">
      <style:text-properties fo:font-variant="normal" fo:text-transform="none" fo:letter-spacing="normal" officeooo:rsid="000bc3ac" style:font-name-asian="Whitney" style:font-size-asian="12pt" style:font-style-asian="normal" style:font-weight-asian="normal"/>
    </style:style>
    <style:style style:name="T9" style:family="text">
      <style:text-properties fo:font-variant="normal" fo:text-transform="none" fo:letter-spacing="normal" officeooo:rsid="000a1257" style:font-name-asian="Whitney" style:font-size-asian="12pt" style:font-style-asian="normal" style:font-weight-asian="normal"/>
    </style:style>
    <style:style style:name="T10" style:family="text">
      <style:text-properties fo:font-variant="normal" fo:text-transform="none" fo:letter-spacing="normal" officeooo:rsid="000a3b3f" style:font-name-asian="Whitney" style:font-size-asian="12pt" style:font-style-asian="normal" style:font-weight-asian="normal"/>
    </style:style>
    <style:style style:name="T11" style:family="text">
      <style:text-properties fo:font-variant="normal" fo:text-transform="none" fo:letter-spacing="normal" officeooo:rsid="000acf4a" style:font-name-asian="Whitney" style:font-size-asian="12pt" style:font-style-asian="normal" style:font-weight-asian="normal"/>
    </style:style>
    <style:style style:name="T12" style:family="text">
      <style:text-properties fo:font-variant="normal" fo:text-transform="none" fo:letter-spacing="normal" officeooo:rsid="0018adcd" style:font-name-asian="Whitney" style:font-size-asian="12pt" style:font-style-asian="normal" style:font-weight-asian="normal"/>
    </style:style>
    <style:style style:name="T13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fo:font-size="12pt" fo:letter-spacing="normal" fo:font-style="normal" fo:font-weight="normal" officeooo:rsid="000d4e08" style:font-size-asian="12pt" style:font-size-complex="12pt"/>
    </style:style>
    <style:style style:name="T15" style:family="text">
      <style:text-properties fo:font-variant="normal" fo:text-transform="none" fo:color="#000000" fo:font-size="12pt" fo:letter-spacing="normal" style:font-size-asian="12pt" style:font-size-complex="12pt"/>
    </style:style>
    <style:style style:name="T16" style:family="text">
      <style:text-properties fo:font-variant="normal" fo:text-transform="none" fo:color="#000000" style:font-name="Arial" fo:font-size="12pt" fo:letter-spacing="normal" fo:font-style="normal" fo:font-weight="normal" officeooo:rsid="000d4e08" style:font-name-asian="Whitney" style:font-size-asian="12pt" style:font-style-asian="normal" style:font-weight-asian="normal" style:font-size-complex="12pt"/>
    </style:style>
    <style:style style:name="T17" style:family="text">
      <style:text-properties fo:font-variant="normal" fo:text-transform="none" fo:color="#000000" style:font-name="Arial" fo:font-size="12pt" fo:letter-spacing="normal" fo:font-style="normal" fo:font-weight="normal" officeooo:rsid="00147c59" style:font-name-asian="Whitney" style:font-size-asian="12pt" style:font-style-asian="normal" style:font-weight-asian="normal" style:font-size-complex="12pt"/>
    </style:style>
    <style:style style:name="T18" style:family="text">
      <style:text-properties fo:font-variant="normal" fo:text-transform="none" fo:color="#000000" style:font-name="Arial" fo:font-size="12pt" fo:letter-spacing="normal" fo:font-style="normal" fo:font-weight="normal" officeooo:rsid="000d4e08" style:font-name-asian="Whitney" style:font-size-asian="12pt" style:font-style-asian="normal" style:font-size-complex="12pt"/>
    </style:style>
    <style:style style:name="T19" style:family="text"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normal" officeooo:rsid="000d4e08" style:font-name-asian="Whitney" style:font-size-asian="12pt" style:font-style-asian="normal" style:font-weight-asian="normal" style:font-size-complex="12pt"/>
    </style:style>
    <style:style style:name="T20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style:text-blinking="false" style:font-size-asian="12pt" style:font-size-complex="12pt" loext:padding="0cm" loext:border="none"/>
    </style:style>
    <style:style style:name="T21" style:family="text">
      <style:text-properties fo:font-variant="normal" fo:text-transform="none" fo:font-size="12pt" fo:letter-spacing="normal" officeooo:rsid="000a3b3f" style:font-name-asian="Whitney" style:font-size-asian="12pt" style:font-style-asian="normal" style:font-weight-asian="normal" style:font-size-complex="12pt"/>
    </style:style>
    <style:style style:name="T22" style:family="text">
      <style:text-properties fo:font-variant="normal" fo:text-transform="none" fo:font-size="12pt" fo:letter-spacing="normal" officeooo:rsid="000bc3ac" style:font-name-asian="Whitney" style:font-size-asian="12pt" style:font-style-asian="normal" style:font-weight-asian="normal" style:font-size-complex="12pt"/>
    </style:style>
    <style:style style:name="T23" style:family="text">
      <style:text-properties fo:font-variant="normal" fo:text-transform="none" fo:font-size="12pt" fo:letter-spacing="normal" officeooo:rsid="0011fed8" style:font-name-asian="Whitney" style:font-size-asian="12pt" style:font-style-asian="normal" style:font-weight-asian="normal" style:font-size-complex="12pt"/>
    </style:style>
    <style:style style:name="T24" style:family="text">
      <style:text-properties fo:font-variant="normal" fo:text-transform="none" fo:font-size="12pt" fo:letter-spacing="normal" fo:font-style="italic" officeooo:rsid="0011fed8" style:font-name-asian="Whitney" style:font-size-asian="12pt" style:font-style-asian="italic" style:font-weight-asian="normal" style:font-size-complex="12pt" style:font-style-complex="italic"/>
    </style:style>
    <style:style style:name="T25" style:family="text">
      <style:text-properties fo:font-variant="normal" fo:text-transform="none" fo:font-size="12pt" fo:letter-spacing="normal" fo:font-style="italic" officeooo:rsid="000d4e08" style:font-name-asian="Whitney" style:font-size-asian="12pt" style:font-style-asian="italic" style:font-weight-asian="normal" style:font-size-complex="12pt" style:font-style-complex="italic"/>
    </style:style>
    <style:style style:name="T26" style:family="text">
      <style:text-properties fo:font-variant="normal" fo:text-transform="none" fo:font-size="12pt" fo:letter-spacing="normal" fo:font-style="normal" officeooo:rsid="000bc3ac" style:font-name-asian="Whitney" style:font-size-asian="12pt" style:font-style-asian="normal" style:font-weight-asian="normal" style:font-size-complex="12pt" style:font-style-complex="normal"/>
    </style:style>
    <style:style style:name="T27" style:family="text">
      <style:text-properties fo:font-variant="normal" fo:text-transform="none" fo:font-size="12pt" fo:letter-spacing="normal" fo:font-style="normal" officeooo:rsid="0011fed8" style:font-name-asian="Whitney" style:font-size-asian="12pt" style:font-style-asian="normal" style:font-weight-asian="normal" style:font-size-complex="12pt" style:font-style-complex="normal"/>
    </style:style>
    <style:style style:name="T28" style:family="text">
      <style:text-properties fo:font-variant="normal" fo:text-transform="none" fo:font-size="12pt" fo:letter-spacing="normal" fo:font-style="normal" officeooo:rsid="000d4e08" style:font-name-asian="Whitney" style:font-size-asian="12pt" style:font-style-asian="normal" style:font-weight-asian="normal" style:font-size-complex="12pt" style:font-style-complex="normal"/>
    </style:style>
    <style:style style:name="T29" style:family="text">
      <style:text-properties fo:font-variant="normal" fo:text-transform="none" fo:font-size="12pt" fo:letter-spacing="normal" fo:font-style="normal" officeooo:rsid="000edea8" style:font-name-asian="Whitney" style:font-size-asian="12pt" style:font-style-asian="normal" style:font-weight-asian="normal" style:font-size-complex="12pt" style:font-style-complex="normal"/>
    </style:style>
    <style:style style:name="T30" style:family="text">
      <style:text-properties fo:font-variant="normal" fo:text-transform="none" fo:font-size="12pt" fo:letter-spacing="normal" fo:font-style="normal" officeooo:rsid="001359a8" style:font-name-asian="Whitney" style:font-size-asian="12pt" style:font-style-asian="normal" style:font-weight-asian="normal" style:font-size-complex="12pt" style:font-style-complex="normal"/>
    </style:style>
    <style:style style:name="T31" style:family="text">
      <style:text-properties fo:font-variant="normal" fo:text-transform="none" fo:font-size="12pt" fo:letter-spacing="normal" fo:font-style="normal" officeooo:rsid="0015fca4" style:font-name-asian="Whitney" style:font-size-asian="12pt" style:font-style-asian="normal" style:font-weight-asian="normal" style:font-size-complex="12pt" style:font-style-complex="normal"/>
    </style:style>
    <style:style style:name="T32" style:family="text">
      <style:text-properties fo:font-variant="normal" fo:text-transform="none" fo:font-size="12pt" fo:letter-spacing="normal" fo:font-style="normal" officeooo:rsid="0018adcd" style:font-name-asian="Whitney" style:font-size-asian="12pt" style:font-style-asian="normal" style:font-weight-asian="normal" style:font-size-complex="12pt" style:font-style-complex="normal"/>
    </style:style>
    <style:style style:name="T33" style:family="text">
      <style:text-properties fo:font-variant="normal" fo:text-transform="none" fo:font-size="12pt" fo:letter-spacing="normal" fo:font-style="normal" officeooo:rsid="001bf40e" style:font-name-asian="Whitney" style:font-size-asian="12pt" style:font-style-asian="normal" style:font-weight-asian="normal" style:font-size-complex="12pt" style:font-style-complex="normal"/>
    </style:style>
    <style:style style:name="T34" style:family="text">
      <style:text-properties fo:font-variant="normal" fo:text-transform="none" fo:font-size="12pt" fo:letter-spacing="normal" fo:font-style="normal" officeooo:rsid="001e7f0e" style:font-name-asian="Whitney" style:font-size-asian="12pt" style:font-style-asian="normal" style:font-weight-asian="normal" style:font-size-complex="12pt" style:font-style-complex="normal"/>
    </style:style>
    <style:style style:name="T35" style:family="text">
      <style:text-properties fo:font-variant="normal" fo:text-transform="none" fo:font-size="12pt" fo:letter-spacing="normal" fo:font-style="normal" officeooo:rsid="001f3074" style:font-name-asian="Whitney" style:font-size-asian="12pt" style:font-style-asian="normal" style:font-weight-asian="normal" style:font-size-complex="12pt" style:font-style-complex="normal"/>
    </style:style>
    <style:style style:name="T36" style:family="text">
      <style:text-properties fo:font-variant="normal" fo:text-transform="none" fo:font-size="12pt" fo:letter-spacing="normal" fo:font-style="normal" officeooo:rsid="001f48a5" style:font-name-asian="Whitney" style:font-size-asian="12pt" style:font-style-asian="normal" style:font-weight-asian="normal" style:font-size-complex="12pt" style:font-style-complex="normal"/>
    </style:style>
    <style:style style:name="T37" style:family="text">
      <style:text-properties fo:font-variant="normal" fo:text-transform="none" style:font-name="ArialMT" fo:font-size="12pt" fo:letter-spacing="normal" fo:font-style="normal" fo:font-weight="normal" officeooo:rsid="000d4e08" style:font-name-asian="Whitney" style:font-size-asian="12pt" style:font-style-asian="normal" style:font-weight-asian="normal" style:font-size-complex="12pt" style:font-style-complex="normal"/>
    </style:style>
    <style:style style:name="T38" style:family="text">
      <style:text-properties officeooo:rsid="000bc3ac"/>
    </style:style>
    <style:style style:name="T39" style:family="text">
      <style:text-properties officeooo:rsid="0018481b"/>
    </style:style>
    <style:style style:name="T40" style:family="text">
      <style:text-properties fo:color="#000000"/>
    </style:style>
    <style:style style:name="T41" style:family="text">
      <style:text-properties fo:color="#000000" style:font-name="Arial" fo:font-size="12pt" style:font-size-asian="12pt" style:font-size-complex="12pt"/>
    </style:style>
    <style:style style:name="T42" style:family="text">
      <style:text-properties fo:color="#000000" style:font-name="Arial" fo:font-size="12pt" officeooo:rsid="000edea8" style:font-size-asian="12pt" style:font-size-complex="12pt"/>
    </style:style>
    <style:style style:name="T43" style:family="text">
      <style:text-properties fo:color="#000000" fo:font-size="12pt" fo:letter-spacing="normal" fo:font-style="italic" fo:font-weight="normal" style:font-size-asian="12pt" style:font-size-complex="12pt" loext:padding="0cm" loext:border="none"/>
    </style:style>
    <style:style style:name="T44" style:family="text">
      <style:text-properties fo:color="#000000" fo:font-size="12pt" style:font-size-asian="12pt" style:font-size-complex="12pt"/>
    </style:style>
    <style:style style:name="T45" style:family="text">
      <style:text-properties officeooo:rsid="001bf40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tab/></text:p>
      <text:p text:style-name="P7">INSTITUTO FEDERAL DE SANTA CATARINA</text:p>
      <text:p text:style-name="P7"/>
      <text:p text:style-name="P7"/>
      <text:p text:style-name="P7"/>
      <text:p text:style-name="P7"/>
      <text:p text:style-name="P7"/>
      <text:p text:style-name="P7">LUCAS SANDRO ROTERMEL FRANCO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BIOINFORMÁTICA E REALIDADE AUMENTADA NAS ESCOLAS:</text:p>
      <text:p text:style-name="P8"><text:span text:style-name="T45">Desenvolvimento de um a</text:span>plicativo de realidade aumentada para auxílio no ensino das ciências Biológica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GASPAR</text:p>
      <text:p text:style-name="P8">2021</text:p>
      <text:h text:style-name="P18" text:outline-level="1">1.0 Introdução</text:h>
      <text:p text:style-name="P5"><text:tab/>Neste trabalho será projetado um sistema de realidade aumentada para utilização nas unidades curriculares de Biologia, focando em transformar as salas de aulas em um ambiente mais integrado a tecnologia e mais dinâmico.</text:p>
      <text:p text:style-name="P15"><text:span text:style-name="T1"><text:tab/></text:span><text:span text:style-name="T2">Para isso é necessário inicialmente entender a </text:span><text:span text:style-name="T1">educação no Brasil, </text:span><text:span text:style-name="T2">essa que </text:span><text:span text:style-name="T3">pode muitas vezes ser desmotivadora para o aluno, devido ao uso de um sistema tradicional de ensino, onde o professor detém todo o conhecimento dentro da sala de aula, assim tornando-a um ambiente </text:span><text:span text:style-name="T2">hostil</text:span><text:span text:style-name="T3"> para o aluno(ANESE NICOLA, 2017). Com isso é necessário que seja encontrado metodologias que adicionem novas perspectivas sobre os assuntos abordados em sala de aula, assim permitindo que os alunos possam ter autonomia sobre a sala de aula e tornando o professor um mediador para sua turma.</text:span></text:p>
      <text:p text:style-name="P15"><text:span text:style-name="T3"><text:tab/></text:span><text:span text:style-name="T4">Esse formato de ensino, mais conhecido como metodologia ativa é muito difundido </text:span><text:span text:style-name="T2">atualmente</text:span><text:span text:style-name="T4"> por permitir que o aluno consiga aprender de forma descontraída concomitantemente </text:span><text:span text:style-name="T2">promovendo estímulos em</text:span><text:span text:style-name="T4"> outros traços muito importantes para evolução do </text:span><text:span text:style-name="T2">aluno</text:span><text:span text:style-name="T4">, como por exemplo a criatividade e o trabalho em equipe(DIESEL, ALINE. 2016).</text:span></text:p>
      <text:p text:style-name="P16"><text:span text:style-name="T4"><text:tab/>Junto com esse foco em dinamização da sala de aula, também é importante inserir a variável do advento da tecnologia na sociedade, onde </text:span><text:span text:style-name="T5">segundo uma pesquisa realizada pelo IBGE, a posse de um telefone móvel para uso pessoal tende a crescer ano após ano. </text:span><text:span text:style-name="T12">N</text:span><text:span text:style-name="T2">essa</text:span><text:span text:style-name="T5"> coleta de dados foi analisado que houve crescimento do uso d</text:span><text:span text:style-name="T2">o</text:span><text:span text:style-name="T5"> aparelho móvel em todas as faixas de idades analisadas, </text:span><text:span text:style-name="T6">principalmente na faixa de idade de crianças entre 10 e 13 anos(IBGE. 2021). </text:span></text:p>
      <text:p text:style-name="P16"><text:span text:style-name="T6"><text:tab/>Essa informação traz à tona que é necessário integrar nas salas de aulas o uso dessas tecnologias. </text:span><text:span text:style-name="T12">C</text:span><text:span text:style-name="T6">om essa integração tanto professor quanto alunos serão beneficiados por poderem usar um instrumento </text:span><text:span text:style-name="T7">que é utilizado diariamente</text:span><text:span text:style-name="T6"> </text:span><text:span text:style-name="T7">por </text:span><text:span text:style-name="T6">todos e que traz o interesse do aluno mais ainda para dentro das salas de aulas </text:span><text:span text:style-name="T7">por estar em um ambiente que se distancia da sala de aula tradicional para ir na direção de uma sala de aula mais tecnológica(CAETANO,</text:span><text:span text:style-name="T6"> </text:span><text:span text:style-name="T7">2015).</text:span></text:p>
      <text:p text:style-name="P16"><text:span text:style-name="T7"><text:tab/></text:span><text:span text:style-name="T2">Para chegar nesse ambiente de estudos mais tecnológico é necessário que mais e mais sistemas e aplicativos sejam desenvolvidos e difundidos entre as mídias sociais, para assim poder ter uma gama extremamente ampla de opções para que o professor possa optar e que os alunos possam trazer em sala de aula agregando ainda mais um espaço onde ideias devem ser compartilhadas </text:span><text:span text:style-name="T8">e utilizadas pela turma como um todo</text:span><text:span text:style-name="T2">.</text:span></text:p>
      <text:p text:style-name="P16"><text:span text:style-name="T2"><text:tab/>E nessa gama de tecnologias possíveis de uso também </text:span><text:span text:style-name="T8">é possível </text:span><text:span text:style-name="T2">encontrar a função de realidade aumentada, </text:span><text:span text:style-name="T9">Ronald T. Azuma afirma que realidade aumentada por definição própria seja: </text:span><text:span text:style-name="T10">“Idealmente, para o usuário pareceria que os objetos virtuais e reais coexistissem no mesmo espaço, similar aos efeitos alcançados no filme ‘</text:span><text:span text:style-name="T11">Uma cilada para</text:span><text:span text:style-name="T10"> Roger Rabbit’</text:span><text:span text:style-name="T21">”(AZUMA, 1997, p. 356, tradução nossa).</text:span><text:span text:style-name="T21"><text:note text:id="ftn1" text:note-class="footnote"><text:note-citation>1</text:note-citation><text:note-body><text:p text:style-name="Footnote">“Ideally, it would appear to the user that the virtual and real objects coexisted in the same space, similar to the effects achieved in the film ‘Who Framed Roger Rabbit?’”</text:p></text:note-body></text:note></text:span></text:p>
      <text:p text:style-name="P16"><text:span text:style-name="T21"><text:tab/></text:span><text:span text:style-name="T22">A tecnologia de realidade aumentada escalou rapidamente na sociedade quando os </text:span><text:span text:style-name="T23">dispositivos de computação móveis como os </text:span><text:span text:style-name="T24">smartphones</text:span><text:span text:style-name="T23"> e </text:span><text:span text:style-name="T24">tablets</text:span><text:span text:style-name="T26"> começaram a serem inseridos na sociedade, com ele mais e mais pessoas conseguiram ter em suas mãos um ‘mini-computador’ com uma câmera integrada, isso sendo o básico para que a realidade aumentada em sua própria definição possa ser desenvolvida. Com </text:span><text:span text:style-name="T27">esses dispositivos </text:span><text:span text:style-name="T26">mais e mais aplicativos de realidade aumentada apareceram, trazendo uma evolução significante e também uma divulgação muito maior para toda a sociedade.</text:span></text:p>
      <text:p text:style-name="P16"><text:span text:style-name="T26"><text:tab/>A evolução foi tão grande que em alguns momentos foi possível presenciar alguns aplicativos de realidade aumentada se tornarem tendências mundiais, como foi por exemplo com o aplicativo desenvolvido em colaboração entre a Nintendo e a Niantic </text:span><text:soft-page-break/><text:span text:style-name="T26">chamado Pokémon GO(NINTENDO…, 2016), </text:span><text:span text:style-name="T28">de acordo com o site </text:span><text:span text:style-name="T25">Bussiness of Apps</text:span><text:span text:style-name="T28"> que produz pesquisas relacionadas a uma varidade de aplicativos mobiles utilizando diversas fontes para suas pesquisas, informa que o jogo Pokémon GO gerou um grande fenômeno mundialmente, devido a utilização da realidade aumentada de um jeito que nunca foi visto antes(</text:span><text:span text:style-name="T29">IQBAL, 2021</text:span><text:span text:style-name="T28">). Isso também fez que o termo realidade aumentada <text:s/>fosse colocado nos holofotes das diversas áreas relacionadas a tecnologia, sendo repensada para vários propósitos, como por exemplo, o de uso em escolas.</text:span></text:p>
      <text:p text:style-name="P17"><text:span text:style-name="T28"><text:tab/>Em</text:span><text:span text:style-name="T27"> relação ao uso de realidade aumentada em </text:span><text:span text:style-name="T32">ambientes escolares</text:span><text:span text:style-name="T27">, muitos projetos </text:span><text:span text:style-name="T30">e estudos</text:span><text:span text:style-name="T27"> já foram feitos para tornar isso realidade, </text:span><text:span text:style-name="T30">focando principalmente no Brasil é possível ver que a tecnologia de realidade aumentada ainda está em um processo de amadurecimento devido aos requisitos básicos para que o sistema possa ser de fácil acesso tanto para professores quanto para os alunos, assim a acessibilidade ainda é uma das maiores barreiras(</text:span><text:span text:style-name="T37">MARTINS</text:span><text:span text:style-name="T30">, 201</text:span><text:span text:style-name="T31">2</text:span><text:span text:style-name="T30">).</text:span></text:p>
      <text:p text:style-name="P16"><text:span text:style-name="T30"><text:tab/></text:span><text:span text:style-name="T32">Diante disso</text:span><text:span text:style-name="T31"> </text:span><text:span text:style-name="T32">é</text:span><text:span text:style-name="T31"> necessário criar um diálogo com professores de toda a rede escolar onde eles comecem a visualizar a tecnologia de realidade aumentada como uma possibilidade de tornar a sala de aula um ambiente mais atrativo para os alunos, utilizando tanto a metodologia ativa como a ideia de um ambiente híbrido, esse que seria por definição um ambiente onde as barreiras do mundo digital e mundo físico não existissem e ambos coexistissem ao mesmo tempo, dando uma imersão maior para o aluno no momento do aprendizado(BASSANI, 2019).</text:span></text:p>
      <text:p text:style-name="P16"><text:span text:style-name="T31"><text:tab/></text:span><text:span text:style-name="T33">Focando nesse diálogo e na integração de tecnologias no âmbito escolar, é analisado que </text:span><text:span text:style-name="T34">essa é</text:span><text:span text:style-name="T33"> uma área </text:span><text:span text:style-name="T35">a qual</text:span><text:span text:style-name="T33"> ainda possui muitas possibilidades de </text:span><text:span text:style-name="T34">evolução</text:span><text:span text:style-name="T33">, </text:span><text:span text:style-name="T34">como por exemplo a integração</text:span><text:span text:style-name="T33"> de aplicativos como ferramentas de auxílio nas salas de aula. Nesta área tão abrangente, uma das possíveis ciências que podem ser focadas é a </text:span><text:span text:style-name="T36">área</text:span><text:span text:style-name="T33"> de ciências biológicas, </text:span><text:span text:style-name="T34">como as matérias de </text:span><text:span text:style-name="T36">Química e </text:span><text:span text:style-name="T34">Biologia</text:span><text:span text:style-name="T33">.</text:span></text:p>
      <text:p text:style-name="P16"><text:span text:style-name="T33"><text:tab/>Em suma, o projeto foca em divulgar a metodologia ativa para mais salas de aula, utilizando-</text:span><text:span text:style-name="T35">se de</text:span><text:span text:style-name="T33"> um aplicativo </text:span><text:span text:style-name="T35">o qual</text:span><text:span text:style-name="T33"> apresenta ao estudante objetos em realidade aumentada diretamente relacionados aos conteúdos estudados. </text:span><text:span text:style-name="T36">N</text:span><text:span text:style-name="T33">esse aplicativo </text:span><text:span text:style-name="T36">será possível a </text:span><text:span text:style-name="T33">visualização de moléculas, com suas ligações e átomos bem definidas, permitindo </text:span><text:span text:style-name="T35">os </text:span><text:span text:style-name="T33">estudantes interagir com </text:span><text:span text:style-name="T35">os objetos estudados em sala de aula </text:span><text:span text:style-name="T33">e entender mais ainda suas estruturas.</text:span></text:p>
      <text:p text:style-name="P9"/>
      <text:p text:style-name="P9"><text:tab/></text:p>
      <text:p text:style-name="P9"><text:tab/></text:p>
      <text:h text:style-name="P19" text:outline-level="1"><text:span text:style-name="T39">2.0 </text:span>Referências</text:h>
      <text:p text:style-name="P4"/>
      <text:p text:style-name="P4"/>
      <text:p text:style-name="P4"/>
      <text:p text:style-name="P2"><text:span text:style-name="T41">ANESE NICOLA, Jéssica; PANIZ, Catiane Mazocco. A importância da utilização de diferentes recursos didáticos no Ensino de Ciências e Biologia. </text:span><text:span text:style-name="Strong_20_Emphasis"><text:span text:style-name="T41">InFor</text:span></text:span><text:span text:style-name="T41">, São Paulo/SP, v. 2, n. 1, p. 355-381, may 2017. ISSN 2525-3476. Disponível em: &lt;</text:span><text:a xlink:type="simple" xlink:href="https://ojs.ead.unesp.br/index.php/nead/article/view/InFor2120167" office:target-frame-name="_new" xlink:show="replace" text:style-name="Internet_20_link" text:visited-style-name="Visited_20_Internet_20_Link">https://ojs.ead.unesp.br/index.php/nead/article/view/InFor2120167</text:a><text:span text:style-name="T41">&gt;. Acesso em: 28 june 2021. </text:span></text:p>
      <text:p text:style-name="P3"/>
      <text:p text:style-name="P2"><text:span text:style-name="T41">DIESEL, Aline; ROOS MARCHESAN, Michele; MARTINS, Silvana Neumann. METODOLOGIAS ATIVAS DE ENSINO NA SALA DE AULA: UM OLHAR DE DOCENTES DA EDUCAÇÃO PROFISSIONAL TÉCNICA DE NÍVEL MÉDIO. </text:span><text:span text:style-name="Strong_20_Emphasis"><text:span text:style-name="T41">Revista Signos</text:span></text:span><text:span text:style-name="T41">, [S.l.], v. 37, n. 1, jun. 2016. ISSN 1983-0378. Disponível em: &lt;</text:span><text:a xlink:type="simple" xlink:href="http://univates.br/revistas/index.php/signos/article/view/1008/995" office:target-frame-name="_new" xlink:show="replace" text:style-name="Internet_20_link" text:visited-style-name="Visited_20_Internet_20_Link">http://univates.br/revistas/index.php/signos/article/view/1008/995</text:a><text:span text:style-name="T41">&gt;. Acesso em: 28 jun. 2021. </text:span></text:p>
      <text:p text:style-name="P3"/>
      <text:p text:style-name="P2"><text:span text:style-name="T41">IBGE – Instituto Brasileiro de Geografia e Estatística. Acesso à Internet e à televisão e posse de telefone móvel celular para uso pessoal 2019. Rio de Janeiro. 2021. Disponível em: &lt;</text:span><text:a xlink:type="simple" xlink:href="https://biblioteca.ibge.gov.br/index.php/biblioteca-catalogo?view=detalhes&amp;id=2101794" text:style-name="Internet_20_link" text:visited-style-name="Visited_20_Internet_20_Link">https://biblioteca.ibge.gov.br/index.php/biblioteca-catalogo?view=detalhes&amp;id=2101794</text:a><text:span text:style-name="T41">&gt;. Acesso em: 28 jun. 2021.</text:span></text:p>
      <text:p text:style-name="P3"/>
      <text:p text:style-name="P3">CAETANO, L. M. D. Tecnologia e Educação: quais os desafios? Educação, Santa Maria, v. 40, n. 2, p. 295–310, 2015. </text:p>
      <text:p text:style-name="P3"/>
      <text:p text:style-name="P1"><text:span text:style-name="T13">A</text:span><text:span text:style-name="T14">ZUMA,</text:span><text:span text:style-name="T13"> Ronald T.; A Survey of Augmented Reality. </text:span><text:span text:style-name="Emphasis"><text:span text:style-name="T43">Presence: Teleoperators and Virtual Environments</text:span></text:span><text:span text:style-name="T15"> </text:span><text:span text:style-name="T13">1997; 6 (4): 355–385. doi: </text:span><text:a xlink:type="simple" xlink:href="https://doi.org/10.1162/pres.1997.6.4.355" office:target-frame-name="_blank" xlink:show="new" text:style-name="Internet_20_link" text:visited-style-name="Visited_20_Internet_20_Link"><text:span text:style-name="T20">https://doi.org/10.1162/pres.1997.6.4.355</text:span></text:a><text:span text:style-name="T44"> </text:span></text:p>
      <text:p text:style-name="P10"/>
      <text:p text:style-name="P10"><text:span text:style-name="T38">Pokémon GO</text:span>. Criação de T<text:span text:style-name="T38">atsuo</text:span> Nomura. Produção de <text:span text:style-name="T38">Niantic</text:span>. JAPÃO: <text:span text:style-name="T38">Nintendo</text:span>, [2016]. 1 jogo eletrônico, son. color</text:p>
      <text:p text:style-name="P10"/>
      <text:p text:style-name="P13"><text:span text:style-name="T16">IQBAL, Mansoor. </text:span><text:span text:style-name="T41">Pokémon Go Revenue and Usage Statistics (2021). </text:span><text:span text:style-name="T42">Disponível em: &lt;</text:span><text:a xlink:type="simple" xlink:href="https://www.businessofapps.com/data/pokemon-go-statistics/" text:style-name="Internet_20_link" text:visited-style-name="Visited_20_Internet_20_Link">https://www.businessofapps.com/data/pokemon-go-statistics/</text:a><text:span text:style-name="T42">&gt;. Acesso em: 01 jul. 2021.</text:span></text:p>
      <text:p text:style-name="P11"><text:s/></text:p>
      <text:p text:style-name="P14"><text:span text:style-name="T16">MARTINS, Valéria Farinazzo; GUIMARÃES, Marcelo de Paiva. Desafios para o uso de Realidade Virtual e Aumentada de maneira efetiva no ensino. In: WORKSHOP DE DESAFIOS DA COMPUTAÇÃO APLICADA À EDUCAÇÃO, 1., 2012, Curitiba, Pr. Anais... . [S.l.]: Sociedade Brasileira de Computação, [2012?]. p. 100 - 109. Disponível em: </text:span><text:span text:style-name="T17">&lt;</text:span><text:a xlink:type="simple" xlink:href="http://br-ie.org/pub/index.php/desafie/article/view/2780" text:style-name="Internet_20_link" text:visited-style-name="Visited_20_Internet_20_Link"><text:span text:style-name="T40">http://br-ie.org/pub/index.php/desafie/article/view/2780</text:span></text:a><text:span text:style-name="T17">&gt;</text:span><text:span text:style-name="T16">. Acesso em: 0</text:span><text:span text:style-name="T17">3</text:span><text:span text:style-name="T16"> jul. 20</text:span><text:span text:style-name="T17">21</text:span><text:span text:style-name="T16">. </text:span></text:p>
      <text:p text:style-name="P12"/>
      <text:p text:style-name="P14"><text:span text:style-name="T16">BASSANI, Patrícia Brandalise Scherer. Realidade aumentada na escola: experiências de aprendizagem em espaços híbridos. </text:span><text:span text:style-name="Strong_20_Emphasis"><text:span text:style-name="T18">Revista Diálogo Educacional</text:span></text:span><text:span text:style-name="T16">, [S.l.], v. 19, n. 62, out. 2019. ISSN 1981-416X. Disponível em: &lt;</text:span><text:a xlink:type="simple" xlink:href="https://periodicos.pucpr.br/index.php/dialogoeducacional/article/view/25419/23694" office:target-frame-name="_new" xlink:show="replace" text:style-name="Internet_20_link" text:visited-style-name="Visited_20_Internet_20_Link"><text:span text:style-name="T19">https://periodicos.pucpr.br/index.php/dialogoeducacional/article/view/25419/23694</text:span></text:a><text:span text:style-name="T16">&gt;. Acesso em: 03 jul. 2021. doi:</text:span><text:a xlink:type="simple" xlink:href="http://dx.doi.org/10.7213/1981-416X.19.062.DS13" text:style-name="Internet_20_link" text:visited-style-name="Visited_20_Internet_20_Link"><text:span text:style-name="T19">http://dx.doi.org/10.7213/1981-416X.19.062.DS13</text:span></text:a><text:span text:style-name="T16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hitney" svg:font-family="Whitney, 'Helvetica Neue', Helvetica, Arial, sans-serif"/>
    <style:font-face style:name="Arial2" svg:font-family="Arial" style:font-family-generic="swiss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8T19:24:15.815000000</meta:creation-date>
    <meta:editing-duration>PT10H16M46S</meta:editing-duration>
    <meta:editing-cycles>13</meta:editing-cycles>
    <meta:generator>LibreOffice/6.2.4.2$Windows_X86_64 LibreOffice_project/2412653d852ce75f65fbfa83fb7e7b669a126d64</meta:generator>
    <dc:date>2021-07-09T21:15:44.124000000</dc:date>
    <meta:document-statistic meta:table-count="0" meta:image-count="0" meta:object-count="0" meta:page-count="4" meta:paragraph-count="35" meta:word-count="1303" meta:character-count="8777" meta:non-whitespace-character-count="7481"/>
  </office:meta>
</office:document-meta>
</file>